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3.4252in"/>
    </style:style>
    <style:style style:name="co4" style:family="table-column">
      <style:table-column-properties fo:break-before="auto" style:column-width="2.5575in"/>
    </style:style>
    <style:style style:name="ro1" style:family="table-row">
      <style:table-row-properties style:row-height="0.16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style:style>
  </office:automatic-styles>
  <office:body>
    <office:spreadsheet>
      <table:table table:name="ideas" table:style-name="ta1" table:print="false">
        <table:table-column table:style-name="co2" table:default-cell-style-name="Default"/>
        <table:table-column table:style-name="co4" table:default-cell-style-name="Default"/>
        <table:table-row table:style-name="ro1">
          <table:table-cell table:style-name="ce1" office:value-type="string">
            <text:p>Idea</text:p>
          </table:table-cell>
          <table:table-cell table:style-name="ce1" office:value-type="string">
            <text:p>Source</text:p>
          </table:table-cell>
        </table:table-row>
        <table:table-row table:style-name="ro1">
          <table:table-cell office:value-type="string">
            <text:p>Look at pre-announcement drift as a factor in establishing post-announcement performance</text:p>
          </table:table-cell>
          <table:table-cell office:value-type="string">
            <text:p>SMW, Michael Masters</text:p>
          </table:table-cell>
        </table:table-row>
        <table:table-row table:style-name="ro1">
          <table:table-cell office:value-type="string">
            <text:p>Estimate price distributions for trading options</text:p>
          </table:table-cell>
          <table:table-cell office:value-type="string">
            <text:p>SMW, John Bender</text:p>
          </table:table-cell>
        </table:table-row>
        <table:table-row table:style-name="ro1">
          <table:table-cell office:value-type="string">
            <text:p>Look if momentum stocks recover from corrections to gauge price distributions</text:p>
          </table:table-cell>
          <table:table-cell office:value-type="string">
            <text:p>SMW, John Bender</text:p>
          </table:table-cell>
        </table:table-row>
        <table:table-row table:style-name="ro1">
          <table:table-cell office:value-type="string">
            <text:p>Analyst recommendations are lagged in their efficacy and may in fact provide contrarian signals (large players will already have put on positions and might want to unload by the time the stock is recommended, perhaps even leading to the recommendation).</text:p>
          </table:table-cell>
          <table:table-cell office:value-type="string">
            <text:p>SMW, John Bender</text:p>
          </table:table-cell>
        </table:table-row>
        <table:table-row table:style-name="ro1">
          <table:table-cell office:value-type="string">
            <text:p>Look at volume and market breadth on rallies (e.g. High volume and high breadth is good)</text:p>
          </table:table-cell>
          <table:table-cell office:value-type="string">
            <text:p>SMW, Steve Cohen</text:p>
          </table:table-cell>
        </table:table-row>
        <table:table-row table:style-name="ro1">
          <table:table-cell office:value-type="string">
            <text:p>Position for large price moves before scheduled market announcements (quote from Cohen: 'in case the market does something stupid')</text:p>
          </table:table-cell>
          <table:table-cell office:value-type="string">
            <text:p>SMW, Steve Cohen</text:p>
          </table:table-cell>
        </table:table-row>
        <table:table-row table:style-name="ro1">
          <table:table-cell office:value-type="string">
            <text:p>Model stock price movements as a combination of market, sector and company moves, perhaps with randomised indicators</text:p>
          </table:table-cell>
          <table:table-cell office:value-type="string">
            <text:p>SMW, Steve Cohen</text:p>
          </table:table-cell>
        </table:table-row>
        <table:table-row table:style-name="ro1">
          <table:table-cell office:value-type="string">
            <text:p>Realised variance vs overall price momentum</text:p>
          </table:table-cell>
          <table:table-cell office:value-type="string">
            <text:p>PhD</text:p>
          </table:table-cell>
        </table:table-row>
        <table:table-row table:style-name="ro1">
          <table:table-cell office:value-type="string">
            <text:p>Short overhyped stocks without good fundamentals</text:p>
          </table:table-cell>
          <table:table-cell office:value-type="string">
            <text:p>Karen</text:p>
          </table:table-cell>
        </table:table-row>
        <table:table-row table:style-name="ro1">
          <table:table-cell office:value-type="string">
            <text:p>Place take-profit stop-loss levels so that 50% probability trade accuracy will still be profitable</text:p>
          </table:table-cell>
          <table:table-cell office:value-type="string">
            <text:p>SMW, Steve Cohen</text:p>
          </table:table-cell>
        </table:table-row>
        <table:table-row table:style-name="ro1">
          <table:table-cell office:value-type="string">
            <text:p>Scale out of trades gradually as trade loses money</text:p>
          </table:table-cell>
          <table:table-cell office:value-type="string">
            <text:p>SMW, Steve Cohen</text:p>
          </table:table-cell>
        </table:table-row>
        <table:table-row table:style-name="ro1">
          <table:table-cell office:value-type="string">
            <text:p>Momentum effect after disclosure of Buffett buying stock</text:p>
          </table:table-cell>
          <table:table-cell office:value-type="string">
            <text:p>Karen</text:p>
          </table:table-cell>
        </table:table-row>
      </table:table>
      <table:table table:name="legend" table:style-name="ta1" table:print="false">
        <table:table-column table:style-name="co3" table:default-cell-style-name="Default"/>
        <table:table-row table:style-name="ro1">
          <table:table-cell office:value-type="string">
            <text:p>Legend</text:p>
          </table:table-cell>
        </table:table-row>
        <table:table-row table:style-name="ro1">
          <table:table-cell office:value-type="string">
            <text:p>SMW = Stock Market Wizards</text:p>
          </table:table-cell>
        </table:table-row>
      </table:table>
      <table:table table:name="Sheet3" table:style-name="ta1" table:print="false">
        <table:table-column table:style-name="co3"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11/22/2016</text:date>, <text:time>18:18: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gran Atoyan</meta:initial-creator>
    <meta:creation-date>2016-11-14T16:27:58</meta:creation-date>
    <meta:generator>OpenOffice/4.1.2$Unix OpenOffice.org_project/412m3$Build-9782</meta:generator>
    <dc:date>2016-11-22T18:18:52</dc:date>
    <dc:creator>Tigran Atoyan</dc:creator>
    <meta:editing-duration>PT4H15M39S</meta:editing-duration>
    <meta:editing-cycles>11</meta:editing-cycles>
    <meta:document-statistic meta:table-count="3" meta:cell-count="28" meta:object-count="0"/>
  </office:meta>
</office:document-meta>
</file>